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Heading_20_5">
      <style:paragraph-properties fo:padding="0.0193in" fo:border="0.0008in solid #d9d9e3"/>
    </style:style>
    <style:style style:name="P3" style:family="paragraph" style:parent-style-name="Text_20_body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3: Продвинутые концепции HTML</text:h>
      <text:h text:style-name="P1" text:outline-level="4">5. Семантические элементы</text:h>
      <text:h text:style-name="P2" text:outline-level="5">Значение семантики в HTML:</text:h>
      <text:list xml:id="list3597999166944406972" text:style-name="L1">
        <text:list-item>
          <text:p text:style-name="P10">Объяснение семантики веб-разметки и ее влияние на SEO, доступность и структурирование контента.</text:p>
        </text:list-item>
      </text:list>
      <text:h text:style-name="P2" text:outline-level="5">Заголовки разных уровней:</text:h>
      <text:list xml:id="list3962251577447401800" text:style-name="L2">
        <text:list-item>
          <text:p text:style-name="P4">Использование заголовков разных уровней в соответствии с их семантическим значением.</text:p>
        </text:list-item>
        <text:list-item>
          <text:p text:style-name="P11">Значение заголовков для SEO и удобства пользователя.</text:p>
        </text:list-item>
      </text:list>
      <text:h text:style-name="P2" text:outline-level="5">Структурные элементы:</text:h>
      <text:list xml:id="list7759356877830519752" text:style-name="L3">
        <text:list-item>
          <text:p text:style-name="P5"><text:span text:style-name="Source_20_Text">&lt;header&gt;</text:span>, <text:span text:style-name="Source_20_Text">&lt;footer&gt;</text:span>, <text:span text:style-name="Source_20_Text">&lt;nav&gt;</text:span>, <text:span text:style-name="Source_20_Text">&lt;section&gt;</text:span>, <text:span text:style-name="Source_20_Text">&lt;article&gt;</text:span> и их использование для создания семантической структуры страницы.</text:p>
        </text:list-item>
        <text:list-item>
          <text:p text:style-name="P12">Роль каждого элемента в организации контента.</text:p>
        </text:list-item>
      </text:list>
      <text:h text:style-name="P1" text:outline-level="4">6. HTML и CSS</text:h>
      <text:h text:style-name="P2" text:outline-level="5">Основы CSS:</text:h>
      <text:list xml:id="list3308694835367214952" text:style-name="L4">
        <text:list-item>
          <text:p text:style-name="P6">Краткий обзор каскадных таблиц стилей (CSS).</text:p>
        </text:list-item>
        <text:list-item>
          <text:p text:style-name="P13">Основные концепции CSS: селекторы, свойства, значения, каскадность.</text:p>
        </text:list-item>
      </text:list>
      <text:h text:style-name="P2" text:outline-level="5">Применение CSS к HTML:</text:h>
      <text:list xml:id="list5231036502793227119" text:style-name="L5">
        <text:list-item>
          <text:p text:style-name="P7">Методы привязки стилей к HTML-документам: внутренние, внешние и встроенные стили.</text:p>
        </text:list-item>
        <text:list-item>
          <text:p text:style-name="P14">Использование классов и идентификаторов для стилизации элементов.</text:p>
        </text:list-item>
      </text:list>
      <text:h text:style-name="P2" text:outline-level="5">Inline и внешние стили:</text:h>
      <text:list xml:id="list3150572048013472814" text:style-name="L6">
        <text:list-item>
          <text:p text:style-name="P8">Преимущества и недостатки использования inline, внутренних и внешних стилей.</text:p>
        </text:list-item>
        <text:list-item>
          <text:p text:style-name="P15">Лучшие практики организации и оптимизации CSS для HTML.</text:p>
        </text:list-item>
      </text:list>
      <text:p text:style-name="P9">Это позволит разработчику понять, как структурировать HTML с использованием семантических элементов для улучшения доступности и SEO, а также как применять CSS для стилизации веб-страниц, соблюдая лучшие практики и методы организации кода. каждая тема может быть дополнена примерами кода, демонстрирующими использование концепций и техник в реальном мире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15:14:07.63</dc:date>
    <meta:document-statistic meta:table-count="0" meta:image-count="0" meta:object-count="0" meta:page-count="1" meta:paragraph-count="21" meta:word-count="183" meta:character-count="1343"/>
    <dc:creator>Dima Wide</dc:creator>
    <meta:user-defined meta:name="Info 1"/>
    <meta:user-defined meta:name="Info 2"/>
    <meta:user-defined meta:name="Info 3"/>
    <meta:user-defined meta:name="Info 4"/>
  </office:meta>
</office:document-meta>
</file>